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70.77mm"/>
    </style:style>
    <style:style style:name="co4" style:family="table-column">
      <style:table-column-properties fo:break-before="auto" style:column-width="61.6mm"/>
    </style:style>
    <style:style style:name="co7" style:family="table-column">
      <style:table-column-properties fo:break-before="auto" style:column-width="58.54mm"/>
    </style:style>
    <style:style style:name="co8" style:family="table-column">
      <style:table-column-properties fo:break-before="auto" style:column-width="75.35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0.85m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ObservableCalcul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ggregating&lt;TSourceItem, 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alcula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veraging&lt;TSourceItem,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see more <text:a xlink:href="#binding-class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lcula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alcula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ObservableCollection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rossing&lt;</text:p>
            <text:p>    TouterSourceItem,</text:p>
            <text:p>    TinnerSourceItem&gt;</text:p>
          </table:table-cell>
          <table:table-cell table:style-name="ce8" office:value-type="string" calcext:value-type="string">
            <text:p>Not implemented</text:p>
          </table:table-cell>
          <table:table-cell table:style-name="ce13" office:value-type="string" calcext:value-type="string">
            <text:p>CollectionCalculating&lt;</text:p>
            <text:p>    JoinPair&lt;TOuterSourceItem, </text:p>
            <text:p>        TInnerSourceItem&gt;&gt;</text:p>
          </table:table-cell>
          <table:table-cell table:style-name="ce11" office:value-type="string" calcext:value-type="string">
            <text:p>Cartesian product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<text:a xlink:href="#differingtresult-extention-method" xlink:type="simple"> 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ItemCalcula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index requested is out of source collection</text:p>
            <text:p>range ScalarCalcula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FirstCalcula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alcula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alcula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alcula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Joing&lt;TOuterSourceItem, 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alcula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LastCalcua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If source collection length is zero </text:p>
            <text:p>ScalarCalcula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alcula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Ordering&lt;TSourceItem,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alcula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alcula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&lt;TSourceItem,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electingMany&lt;TSourceItem,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alcula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alcula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henOrdering&lt;TSourceItem,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ctionaring&lt;TSourceItem,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Hashing&lt;TSourceItem,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applications-of-usingtresult-extention-method" xlink:type="simple">here</text:a> and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alcula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alcula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Zipping&lt;TSourceItemLeft,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alcula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.00.0000</text:date>, <text:time style:data-style-name="N2" text:time-value="15:53:49.1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3-18T15:59:41.257000000</dc:date>
    <meta:generator>LibreOffice/6.3.0.4$Windows_X86_64 LibreOffice_project/057fc023c990d676a43019934386b85b21a9ee99</meta:generator>
    <meta:editing-duration>PT25M22S</meta:editing-duration>
    <meta:editing-cycles>5</meta:editing-cycles>
    <meta:document-statistic meta:table-count="2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